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Action.exception( String exception , int c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ceptionAction.act( Redirector redirector ,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